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>
            <text:p>Tester</text:p>
          </table:table-cell>
          <table:table-cell table:style-name="ce64">
            <text:p>IE7</text:p>
          </table:table-cell>
          <table:table-cell table:style-name="ce64">
            <text:p>FireFox3.5</text:p>
          </table:table-cell>
          <table:table-cell table:style-name="ce64">
            <text:p>Comment/Bug</text:p>
          </table:table-cell>
          <table:table-cell table:style-name="ce64" table:number-columns-repeated="1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>
            <text:p>hanh.ly</text:p>
          </table:table-cell>
          <table:table-cell table:style-name="ce105" table:number-columns-repeated="2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table:number-columns-repeated="246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>
            <text:p>hanh.ly</text:p>
          </table:table-cell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